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568" calcext:value-type="float">
            <text:p>133.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808" calcext:value-type="float">
            <text:p>133.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472" calcext:value-type="float">
            <text:p>133.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52" calcext:value-type="float">
            <text:p>133.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616" calcext:value-type="float">
            <text:p>133.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568" calcext:value-type="float">
            <text:p>133.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424" calcext:value-type="float">
            <text:p>132.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472" calcext:value-type="float">
            <text:p>133.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568" calcext:value-type="float">
            <text:p>133.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472" calcext:value-type="float">
            <text:p>133.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716" calcext:value-type="float">
            <text:p>133.4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536" calcext:value-type="float">
            <text:p>134.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584" calcext:value-type="float">
            <text:p>134.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536" calcext:value-type="float">
            <text:p>134.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35111293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